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6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color="#000000"/>
    </style:style>
    <style:style style:name="ce17" style:family="table-cell" style:parent-style-name="Default">
      <style:table-cell-properties fo:background-color="transparent" style:vertical-align="middle"/>
    </style:style>
    <style:style style:name="ce4" style:family="table-cell" style:parent-style-name="Default">
      <style:table-cell-properties fo:background-color="#cccccc" fo:border="0.06pt solid #000000" style:vertical-align="middle"/>
    </style:style>
    <style:style style:name="ce5" style:family="table-cell" style:parent-style-name="Default">
      <style:table-cell-properties fo:border="0.06pt solid #000000" style:vertical-align="middle"/>
    </style:style>
    <style:style style:name="ce20" style:family="table-cell" style:parent-style-name="Default">
      <style:table-cell-properties fo:border="0.06pt solid #000000" style:vertical-align="middle"/>
      <style:text-properties fo:color="#ed1c24"/>
    </style:style>
    <style:style style:name="ce8" style:family="table-cell" style:parent-style-name="Default">
      <style:table-cell-properties fo:border="0.06pt solid #000000" style:vertical-align="middle"/>
      <style:text-properties fo:color="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wrap-option="wrap" fo:border="0.06pt solid #000000" style:vertical-align="middle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2"/>
        <table:table-column table:style-name="co1" table:number-columns-repeated="1017" table:default-cell-style-name="ce1"/>
        <table:table-row table:style-name="ro1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Pessoa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matricula *</text:p>
          </table:table-cell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Matrícula do colaborador da instituição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 calcext:value-type="string">
            <text:p>no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Nome do colaborado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cpf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adastro de Pessoa Fís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dataNasc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Sim</text:p>
          </table:table-cell>
          <table:table-cell table:style-name="ce14" office:value-type="string" calcext:value-type="string">
            <text:p>Data de Nascimen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-mail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Sim</text:p>
          </table:table-cell>
          <table:table-cell table:style-name="ce14" office:value-type="string" calcext:value-type="string">
            <text:p>Endereço de e-mail do colaborado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logradour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Sim</text:p>
          </table:table-cell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numero</text:p>
          </table:table-cell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im</text:p>
          </table:table-cell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cep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Sim</text:p>
          </table:table-cell>
          <table:table-cell table:style-name="ce14" office:value-type="string" calcext:value-type="string">
            <text:p>Código de endereçamento post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bairr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Sim</text:p>
          </table:table-cell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complement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Sim</text:p>
          </table:table-cell>
          <table:table-cell table:style-name="ce14"/>
          <table:table-cell table:number-columns-repeated="1017"/>
        </table:table-row>
        <table:table-row table:style-name="ro1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Aluno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0" office:value-type="string" calcext:value-type="string">
            <text:p><text:span text:style-name="T1">matricula *</text:span> </text:p>
          </table:table-cell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Matrícula de colaborador da instituição (Pessoa)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0" office:value-type="string" calcext:value-type="string">
            <text:p>codigo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im</text:p>
          </table:table-cell>
          <table:table-cell table:style-name="ce14" office:value-type="string" calcext:value-type="string">
            <text:p>Código do curso que aluno é matriculado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Professor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0" office:value-type="string" calcext:value-type="string">
            <text:p>matricula *</text:p>
          </table:table-cell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Matrícula de colaborador da instituição (Pessoa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Curso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codigo *</text:p>
          </table:table-cell>
          <table:table-cell table:style-name="ce11" office:value-type="string" calcext:value-type="string">
            <text:p>char 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ódigo de cadastro do curs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no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Nome do curso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Disciplina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codigo *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ódigo de cadastro da discipl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nome</text:p>
          </table:table-cell>
          <table:table-cell table:style-name="ce11" office:value-type="string" calcext:value-type="string">
            <text:p>varchar 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Nome da discipl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cargaHoraria</text:p>
          </table:table-cell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arga Horár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descrica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Sim</text:p>
          </table:table-cell>
          <table:table-cell table:style-name="ce14" office:value-type="string" calcext:value-type="string">
            <text:p>Descrição das atividades da disciplin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DisciplinaOfertada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codigo *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ódigo da disciplina ofertad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no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Nome da discipl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ano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ão</text:p>
          </table:table-cell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semestre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ão</text:p>
          </table:table-cell>
          <table:table-cell table:style-name="ce14"/>
          <table:table-cell table:number-columns-repeated="1017"/>
        </table:table-row>
        <table:table-row table:style-name="ro3">
          <table:table-cell table:number-columns-repeated="2"/>
          <table:table-cell table:style-name="ce20" office:value-type="string" calcext:value-type="string">
            <text:p>codigoDisciplina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im</text:p>
          </table:table-cell>
          <table:table-cell table:style-name="ce14" office:value-type="string" calcext:value-type="string">
            <text:p>Código da disciplina a que pertence a disciplina ofertad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Telefone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0" office:value-type="string" calcext:value-type="string">
            <text:p>matricula *</text:p>
          </table:table-cell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Matrícula de colaborador da instituição (Pessoa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telefone *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Telefone do colaborador da instituição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Horario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0" office:value-type="string" calcext:value-type="string">
            <text:p>codigo *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ódigo da disciplina ofertada</text:p>
          </table:table-cell>
          <table:table-cell table:number-columns-repeated="1017"/>
        </table:table-row>
        <table:table-row table:style-name="ro5">
          <table:table-cell table:style-name="ce2" table:number-columns-repeated="2"/>
          <table:table-cell table:style-name="ce8" office:value-type="string" calcext:value-type="string">
            <text:p>horario *</text:p>
          </table:table-cell>
          <table:table-cell table:style-name="ce11" office:value-type="string" calcext:value-type="string">
            <text:p>dateTime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Horário estipulado para ocorrerem as aulas da disciplina ofertad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CursoProfessor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>
            <text:p>matricula *</text:p>
          </table:table-cell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Matrícula do professor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0" office:value-type="string" calcext:value-type="string">
            <text:p>codigo *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ódigo do curso ao qual o professor pertenc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DisciplinaLecionada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>
            <text:p>matricula *</text:p>
          </table:table-cell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Matrícula do professor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0" office:value-type="string" calcext:value-type="string">
            <text:p>codigo *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ódigo da disciplina lecionada pelo professor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CursoDisciplina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0" office:value-type="string" calcext:value-type="string">
            <text:p>codigoCurso *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ódigo do curso ao qual a disciplina pertenc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>
            <text:p>codigoDisciplina *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ódigo da disciplin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>
            <text:p>Frequencia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>
            <text:p>matricula *</text:p>
          </table:table-cell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Matrícula do alu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>
            <text:p>codigo *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ódigo da disciplina ofertad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 calcext:value-type="string">
            <text:p>data 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Data da aula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horarioInicio</text:p>
          </table:table-cell>
          <table:table-cell table:style-name="ce11" office:value-type="string" calcext:value-type="string">
            <text:p>dateTime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Horário em que aluno chega na aul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horarioFim</text:p>
          </table:table-cell>
          <table:table-cell table:style-name="ce11" office:value-type="string" calcext:value-type="string">
            <text:p>dateTime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im</text:p>
          </table:table-cell>
          <table:table-cell table:style-name="ce14" office:value-type="string" calcext:value-type="string">
            <text:p>Horário em que aluno deixa a sala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fessorDiscOfer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Atribut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Nul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>
            <text:p>codigo *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Código da disciplina ofertad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>
            <text:p>matricula *</text:p>
          </table:table-cell>
          <table:table-cell table:style-name="ce11" office:value-type="string" calcext:value-type="string">
            <text:p>smallin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Matrícula do professor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" office:value-type="string" calcext:value-type="string">
            <text:p>dataInici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Não</text:p>
          </table:table-cell>
          <table:table-cell table:style-name="ce14" office:value-type="string" calcext:value-type="string">
            <text:p>Data de início do período em que professor lecionando a disciplina ofertada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" office:value-type="string" calcext:value-type="string">
            <text:p>dataFim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Sim</text:p>
          </table:table-cell>
          <table:table-cell table:style-name="ce14" office:value-type="string" calcext:value-type="string">
            <text:p>Data de fim do período em que professor lecionando a disciplina ofertada</text:p>
          </table:table-cell>
          <table:table-cell table:number-columns-repeated="1017"/>
        </table:table-row>
        <table:table-row table:style-name="ro1" table:number-rows-repeated="34">
          <table:table-cell table:number-columns-repeated="3"/>
          <table:table-cell table:style-name="ce9" table:number-columns-repeated="3"/>
          <table:table-cell table:number-columns-repeated="1018"/>
        </table:table-row>
        <table:table-row table:style-name="ro1" table:number-rows-repeated="18">
          <table:table-cell table:number-columns-repeated="5"/>
          <table:table-cell table:style-name="ce9"/>
          <table:table-cell table:number-columns-repeated="101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7:47:14.76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07:35.998676696</meta:creation-date>
    <dc:date>2019-09-09T19:37:19.154000000</dc:date>
    <meta:editing-duration>PT3H4M52S</meta:editing-duration>
    <meta:editing-cycles>25</meta:editing-cycles>
    <meta:generator>LibreOffice/5.4.1.2$Windows_X86_64 LibreOffice_project/ea7cb86e6eeb2bf3a5af73a8f7777ac570321527</meta:generator>
    <meta:document-statistic meta:table-count="1" meta:cell-count="287" meta:object-count="0"/>
  </office:meta>
</office:document-meta>
</file>